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Issue tracking by<text:s/>Stack Overflow.</text:p>
      <text:p text:style-name="Standard">Crosslink -&gt;<text:s/>framework used<text:s/>throughout</text:p>
      <text:p text:style-name="Standard"/>
      <text:p text:style-name="Standard">Stages of CrossLink</text:p>
      <text:p text:style-name="Standard"><text:s/><text:tab/>Data Extraction</text:p>
      <text:p text:style-name="Standard"><text:tab/>Similarity Model training</text:p>
      <text:p text:style-name="Standard"><text:tab/>Link Representation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novo</dc:creator>
    <meta:creation-date>2015-05-17T15:29:00Z</meta:creation-date>
    <dc:date>2015-05-17T20:09:00Z</dc:date>
    <meta:template xlink:href="Normal" xlink:type="simple"/>
    <meta:editing-cycles>3</meta:editing-cycles>
    <meta:editing-duration>PT9720S</meta:editing-duration>
    <meta:document-statistic meta:page-count="1" meta:paragraph-count="1" meta:word-count="24" meta:character-count="160" meta:row-count="1" meta:non-whitespace-character-count="137"/>
  </office:meta>
</office:document-meta>
</file>